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b19" officeooo:paragraph-rsid="001b3b19"/>
    </style:style>
    <style:style style:name="P2" style:family="paragraph" style:parent-style-name="Standard">
      <style:text-properties officeooo:rsid="001b3e28" officeooo:paragraph-rsid="001b3e28"/>
    </style:style>
    <style:style style:name="P3" style:family="paragraph" style:parent-style-name="Standard">
      <style:text-properties officeooo:rsid="0021b9db" officeooo:paragraph-rsid="0025d3f9"/>
    </style:style>
    <style:style style:name="P4" style:family="paragraph" style:parent-style-name="Standard">
      <style:text-properties officeooo:rsid="0028143a" officeooo:paragraph-rsid="0028143a"/>
    </style:style>
    <style:style style:name="P5" style:family="paragraph" style:parent-style-name="Standard">
      <style:text-properties officeooo:rsid="002d4d8d" officeooo:paragraph-rsid="002d4d8d"/>
    </style:style>
    <style:style style:name="P6" style:family="paragraph" style:parent-style-name="Standard">
      <style:text-properties officeooo:rsid="002d4d8d" officeooo:paragraph-rsid="002fd777"/>
    </style:style>
    <style:style style:name="P7" style:family="paragraph" style:parent-style-name="Standard">
      <style:text-properties officeooo:rsid="002d4d8d" officeooo:paragraph-rsid="003258e4"/>
    </style:style>
    <style:style style:name="P8" style:family="paragraph" style:parent-style-name="Standard">
      <style:text-properties officeooo:rsid="002d4d8d" officeooo:paragraph-rsid="003644e3"/>
    </style:style>
    <style:style style:name="P9" style:family="paragraph" style:parent-style-name="Standard">
      <style:text-properties fo:font-weight="normal" officeooo:rsid="001b3b19" officeooo:paragraph-rsid="001b3b19" style:font-weight-asian="normal" style:font-weight-complex="normal"/>
    </style:style>
    <style:style style:name="P10" style:family="paragraph" style:parent-style-name="Standard">
      <style:text-properties fo:font-weight="normal" officeooo:rsid="001dfed2" officeooo:paragraph-rsid="001b3e28" style:font-weight-asian="normal" style:font-weight-complex="normal"/>
    </style:style>
    <style:style style:name="P11" style:family="paragraph" style:parent-style-name="Standard">
      <style:text-properties fo:font-weight="normal" officeooo:rsid="001b3e28" officeooo:paragraph-rsid="0025d3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282b" style:font-weight-asian="bold" style:font-weight-complex="bold"/>
    </style:style>
    <style:style style:name="T3" style:family="text">
      <style:text-properties fo:font-weight="bold" officeooo:rsid="001b3e28" style:font-weight-asian="bold" style:font-weight-complex="bold"/>
    </style:style>
    <style:style style:name="T4" style:family="text">
      <style:text-properties fo:font-weight="bold" officeooo:rsid="0023b16d" style:font-weight-asian="bold" style:font-weight-complex="bold"/>
    </style:style>
    <style:style style:name="T5" style:family="text">
      <style:text-properties fo:font-weight="bold" officeooo:rsid="0024c27d" style:font-weight-asian="bold" style:font-weight-complex="bold"/>
    </style:style>
    <style:style style:name="T6" style:family="text">
      <style:text-properties fo:font-weight="bold" officeooo:rsid="002455f6" style:font-weight-asian="bold" style:font-weight-complex="bold"/>
    </style:style>
    <style:style style:name="T7" style:family="text">
      <style:text-properties fo:font-weight="bold" officeooo:rsid="0025d3f9" style:font-weight-asian="bold" style:font-weight-complex="bold"/>
    </style:style>
    <style:style style:name="T8" style:family="text">
      <style:text-properties fo:font-weight="bold" officeooo:rsid="002be955" style:font-weight-asian="bold" style:font-weight-complex="bold"/>
    </style:style>
    <style:style style:name="T9" style:family="text">
      <style:text-properties fo:font-weight="bold" officeooo:rsid="002fd777" style:font-weight-asian="bold" style:font-weight-complex="bold"/>
    </style:style>
    <style:style style:name="T10" style:family="text">
      <style:text-properties fo:font-weight="bold" officeooo:rsid="00335afe" style:font-weight-asian="bold" style:font-weight-complex="bold"/>
    </style:style>
    <style:style style:name="T11" style:family="text">
      <style:text-properties fo:font-weight="bold" officeooo:rsid="003644e3" style:font-weight-asian="bold" style:font-weight-complex="bold"/>
    </style:style>
    <style:style style:name="T12" style:family="text">
      <style:text-properties fo:font-weight="bold" officeooo:rsid="003d4626" style:font-weight-asian="bold" style:font-weight-complex="bold"/>
    </style:style>
    <style:style style:name="T13" style:family="text">
      <style:text-properties fo:font-weight="bold" officeooo:rsid="003f4c59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282b" style:font-weight-asian="normal" style:font-weight-complex="normal"/>
    </style:style>
    <style:style style:name="T16" style:family="text">
      <style:text-properties fo:font-weight="normal" officeooo:rsid="001ddc8c" style:font-weight-asian="normal" style:font-weight-complex="normal"/>
    </style:style>
    <style:style style:name="T17" style:family="text">
      <style:text-properties fo:font-weight="normal" officeooo:rsid="001dfed2" style:font-weight-asian="normal" style:font-weight-complex="normal"/>
    </style:style>
    <style:style style:name="T18" style:family="text">
      <style:text-properties fo:font-weight="normal" officeooo:rsid="001b3e28" style:font-weight-asian="normal" style:font-weight-complex="normal"/>
    </style:style>
    <style:style style:name="T19" style:family="text">
      <style:text-properties fo:font-weight="normal" officeooo:rsid="002455f6" style:font-weight-asian="normal" style:font-weight-complex="normal"/>
    </style:style>
    <style:style style:name="T20" style:family="text">
      <style:text-properties fo:font-weight="normal" officeooo:rsid="0024c27d" style:font-weight-asian="normal" style:font-weight-complex="normal"/>
    </style:style>
    <style:style style:name="T21" style:family="text">
      <style:text-properties fo:font-weight="normal" officeooo:rsid="0025d3f9" style:font-weight-asian="normal" style:font-weight-complex="normal"/>
    </style:style>
    <style:style style:name="T22" style:family="text">
      <style:text-properties fo:font-weight="normal" officeooo:rsid="0021b9db" style:font-weight-asian="normal" style:font-weight-complex="normal"/>
    </style:style>
    <style:style style:name="T23" style:family="text">
      <style:text-properties fo:font-weight="normal" officeooo:rsid="002be955" style:font-weight-asian="normal" style:font-weight-complex="normal"/>
    </style:style>
    <style:style style:name="T24" style:family="text">
      <style:text-properties fo:font-weight="normal" officeooo:rsid="002fd777" style:font-weight-asian="normal" style:font-weight-complex="normal"/>
    </style:style>
    <style:style style:name="T25" style:family="text">
      <style:text-properties fo:font-weight="normal" officeooo:rsid="00335afe" style:font-weight-asian="normal" style:font-weight-complex="normal"/>
    </style:style>
    <style:style style:name="T26" style:family="text">
      <style:text-properties fo:font-weight="normal" officeooo:rsid="003644e3" style:font-weight-asian="normal" style:font-weight-complex="normal"/>
    </style:style>
    <style:style style:name="T27" style:family="text">
      <style:text-properties fo:font-weight="normal" officeooo:rsid="003d4626" style:font-weight-asian="normal" style:font-weight-complex="normal"/>
    </style:style>
    <style:style style:name="T28" style:family="text">
      <style:text-properties officeooo:rsid="003f4c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’insieme delle classi/oggetti che sono coinvolti nella parte server sono mostrate nel <text:span text:style-name="T28">class diagram </text:span><text:span text:style-name="T13">ServerUML.png</text:span></text:p>
      <text:p text:style-name="P1"/>
      <text:p text:style-name="P1"/>
      <text:p text:style-name="P1">Per gli use case relativi alla parte <text:span text:style-name="T1">Server Start</text:span>, sono coinvolti I seguenti oggetti con I seguenti ruoli/relazioni. <text:span text:style-name="T1">ServerImpl</text:span> è l’oggetto su cui viene eseguito il metodo <text:span text:style-name="T1">main()</text:span> che da inizio a tutto il processo. La classe di questo oggetto implementa l’interfaccia <text:span text:style-name="T1">Server</text:span>, ed estende la classe <text:span text:style-name="T1">UnicastRemoteObject</text:span>. Questo oggetto usa un oggetto di classe <text:span text:style-name="T1">AccessController</text:span><text:span text:style-name="T14"> per gestire la parte di login/registrazione utente admin. La classe dell’oggetto </text:span><text:span text:style-name="T1">AccessController</text:span><text:span text:style-name="T14"> estende la classe astratta </text:span><text:span text:style-name="T1">Access</text:span><text:span text:style-name="T14">. Questo oggetto, userà la classe </text:span><text:span text:style-name="T1">Access</text:span><text:span text:style-name="T14"> e il parametro pubblico </text:span><text:span text:style-name="T1">sqlInitialize</text:span><text:span text:style-name="T14">, per creare le tabelle nel database.</text:span></text:p>
      <text:p text:style-name="P1"><text:span text:style-name="T14">Dopo aver eseguito la parte di start del server, l’oggetto </text:span><text:span text:style-name="T1">AccessController</text:span><text:span text:style-name="T14"> richiama il metodo </text:span><text:span text:style-name="T1">setDbReference</text:span><text:span text:style-name="T14">() su ServerImpl per settare il riferimento all’oggetto </text:span><text:span text:style-name="T1">DatabaseController</text:span><text:span text:style-name="T14"> creato.</text:span></text:p>
      <text:p text:style-name="P9"/>
      <text:p text:style-name="P2"><text:span text:style-name="T14">Per gli use case relativi alla parte </text:span><text:span text:style-name="T1">User Part</text:span><text:span text:style-name="T14">, sono coinvolti I seguenti oggetti con I seguenti ruoli/relazioni. </text:span><text:span text:style-name="T1">ServerImpl</text:span><text:span text:style-name="T14">, quando riceve una richiesta su uno dei metodi remoti relativi a questa parte, crea un’istanza (thread) di </text:span><text:span text:style-name="T1">PlayerThread</text:span><text:span text:style-name="T14">. La classe </text:span><text:span text:style-name="T1">PlayerThread</text:span><text:span text:style-name="T14"> estende la classe astratta </text:span><text:span text:style-name="T1">Player</text:span><text:span text:style-name="T14">, che usa/sfrutta I metodi dell’interfaccia </text:span><text:span text:style-name="T1">PlayerCredentials</text:span><text:span text:style-name="T14"> </text:span><text:span text:style-name="T20">(che estende l’interfaccia </text:span><text:span text:style-name="T5">Remote</text:span><text:span text:style-name="T20">)</text:span><text:span text:style-name="T14">. Durante l’esecuzione dei vari metodi presenti sugli oggetti di tipo PlayerThread, questi oggetti usano I metodi dell’interfaccia </text:span><text:span text:style-name="T1">PlayerCredentials</text:span><text:span text:style-name="T14"> per inviare al client la risposta a seguito della sua richiesta. </text:span><text:span text:style-name="T15">Gli oggetti/thread </text:span><text:span text:style-name="T2">PlayerThread</text:span><text:span text:style-name="T15">, durante le loro operazioni, usano la classe </text:span><text:span text:style-name="T2">JavaMailController</text:span><text:span text:style-name="T15"> (che implementa l’interfaccia </text:span><text:span text:style-name="T2">JavaMail</text:span><text:span text:style-name="T15">) </text:span><text:span text:style-name="T16">per inviare mail agli utenti (nelle operazioni di registrazione, cambio dati, e reset password). </text:span><text:span text:style-name="T17">Questi oggetti usano anche la classe Bcrypt nel momento in cui le password vengono memorizzate nel DB (per criptarle ed evitare che vengano salvate in chiaro).</text:span></text:p>
      <text:p text:style-name="P10"/>
      <text:p text:style-name="P3"><text:span text:style-name="T17">P</text:span><text:span text:style-name="T14">er gli use case relativi alla parte </text:span><text:span text:style-name="T1">Monitoring Part</text:span><text:span text:style-name="T14">, sono coinvolti I seguenti oggetti con I seguenti ruoli/relazioni. </text:span><text:span text:style-name="T3">ServerImpl</text:span><text:span text:style-name="T18">, quando riceve una richiesta su uno dei metodi remoti relativi a questa parte, crea un’istanza (thread) di </text:span><text:span text:style-name="T4">MonitorThread</text:span><text:span text:style-name="T18">. </text:span><text:span text:style-name="T19">La classe </text:span><text:span text:style-name="T6">MonitorThread</text:span><text:span text:style-name="T19"> estende la classe astratta </text:span><text:span text:style-name="T6">Monitor</text:span><text:span text:style-name="T19">. </text:span><text:span text:style-name="T21">Durante l’esecuzione dei vari metodi presenti sugli oggetti di tipo </text:span><text:span text:style-name="T7">MonitorThread</text:span><text:span text:style-name="T21">, questi oggetti usano I metodi dell’interfaccia </text:span><text:span text:style-name="T7">MonitorClient</text:span><text:span text:style-name="T21"> (che estende l’interfaccia </text:span><text:span text:style-name="T7">Remote</text:span><text:span text:style-name="T21">) <text:s/></text:span><text:span text:style-name="T18">per inviare al client la risposta a seguito della sua richiesta.</text:span></text:p>
      <text:p text:style-name="P11"/>
      <text:p text:style-name="P4"><text:span text:style-name="T18">P</text:span><text:span text:style-name="T14">er gli use case relativi alla parte </text:span><text:span text:style-name="T1">Game Part</text:span><text:span text:style-name="T14">, sono coinvolti </text:span><text:span text:style-name="T22">I seguenti oggetti con I seguenti ruoli/relazioni. </text:span><text:span text:style-name="T14">ServerImpl, quando riceve una richiesta di creazione di una nuova partita, crea un nuovo oggetto di classe </text:span><text:span text:style-name="T1">GameThread</text:span><text:span text:style-name="T14">, e invoca il metodo </text:span><text:span text:style-name="T1">run()</text:span><text:span text:style-name="T14">. Questo metodo si occuperà della creazione della partita. </text:span><text:span text:style-name="T23">La classe </text:span><text:span text:style-name="T8">GameThread</text:span><text:span text:style-name="T23"> estende </text:span><text:span text:style-name="T8">UnicastRemoteObject</text:span><text:span text:style-name="T23">, e implementa l’interfaccia </text:span><text:span text:style-name="T8">Game</text:span><text:span text:style-name="T23">. L’interfaccia </text:span><text:span text:style-name="T8">Game</text:span><text:span text:style-name="T23"> estende l’interfaccia </text:span><text:span text:style-name="T8">Remote</text:span><text:span text:style-name="T23">, e usa l’interfaccia </text:span><text:span text:style-name="T8">GameClient</text:span><text:span text:style-name="T23"> (I metodi implementati in </text:span><text:span text:style-name="T8">GameThread</text:span><text:span text:style-name="T23"> useranno I metodi dell’interfaccia </text:span><text:span text:style-name="T8">GameClient</text:span><text:span text:style-name="T23"> per comunicare con Il client). L’interfaccia </text:span><text:span text:style-name="T8">GameClient</text:span><text:span text:style-name="T23"> estende l’interfaccia </text:span><text:span text:style-name="T8">Remote</text:span><text:span text:style-name="T23">, e usa la classe </text:span><text:span text:style-name="T8">WordRecord</text:span><text:span text:style-name="T23"> (usata per inviare le parole trovate durante la sessione di gioco ai client. Questa classe implementa l’interfaccia </text:span><text:span text:style-name="T8">Serializable</text:span><text:span text:style-name="T23">).</text:span></text:p>
      <text:p text:style-name="P5"><text:span text:style-name="T23">D</text:span><text:span text:style-name="T14">urante lo svolgimento delle sessioni di gioco, gli oggetti </text:span><text:span text:style-name="T1">GameThread</text:span><text:span text:style-name="T14">, useranno la classe </text:span><text:span text:style-name="T1">Matrix</text:span><text:span text:style-name="T14"> (che a sua volta usa </text:span><text:span text:style-name="T1">Dice</text:span><text:span text:style-name="T14">), per generare le matrici di gioco.</text:span></text:p>
      <text:p text:style-name="P6"><text:span text:style-name="T23">D</text:span><text:span text:style-name="T14">urante lo svolgimento delle sessioni di gioco, gli oggetti </text:span><text:span text:style-name="T1">GameThread</text:span><text:span text:style-name="T14">, </text:span><text:span text:style-name="T27">sfrutteranno Il metodo </text:span><text:span text:style-name="T12">performCountdown</text:span><text:span text:style-name="T24"> come ausilio per la gestione dei timer (timer per il countdown di partita; timer per il countdown per il controllo delle parole proposte).</text:span></text:p>
      <text:p text:style-name="P7"><text:span text:style-name="T23">D</text:span><text:span text:style-name="T24">urante lo svolgimento delle sessioni di gioco, gli oggetti </text:span><text:span text:style-name="T9">GameThread</text:span><text:span text:style-name="T24">, </text:span><text:span text:style-name="T25">useranno gli oggetti di classe </text:span><text:span text:style-name="T10">GameThreadUtils</text:span><text:span text:style-name="T25"> come aiuto per l’esecuzione di alcune operazioni (tra cui quella di ricerca di una parola nella matrice. Per questo, la classe </text:span><text:span text:style-name="T10">GameThreadUtils</text:span><text:span text:style-name="T25">, usa <text:s/>gli oggetti di classe </text:span><text:span text:style-name="T10">Research</text:span><text:span text:style-name="T25">).</text:span></text:p>
      <text:p text:style-name="P8"><text:soft-page-break/><text:span text:style-name="T23">D</text:span><text:span text:style-name="T24">urante lo svolgimento delle sessioni di gioco, gli oggetti </text:span><text:span text:style-name="T9">GameThread</text:span><text:span text:style-name="T24">, </text:span><text:span text:style-name="T25">useranno gli oggetti di classe </text:span><text:span text:style-name="T11">Dictionary</text:span><text:span text:style-name="T26"> come ausilio per la ricerca delle parole proposte dai giocatori nel dizionario di lingua italia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26:32.544180477</meta:creation-date>
    <dc:date>2021-02-08T15:17:21.680115310</dc:date>
    <meta:editing-duration>PT48M21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594" meta:character-count="4212" meta:non-whitespace-character-count="3626"/>
  </office:meta>
</office:document-meta>
</file>